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83in"/>
    </style:style>
    <style:style style:name="co2" style:family="table-column">
      <style:table-column-properties fo:break-before="auto" style:column-width="1.9898in"/>
    </style:style>
    <style:style style:name="co3" style:family="table-column">
      <style:table-column-properties fo:break-before="auto" style:column-width="0.6665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346in solid #666666" fo:wrap-option="wrap" fo:border-left="0.028in solid #999999" fo:border-right="0.028in solid #999999" fo:border-top="0.028in solid #999999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0.028in solid #999999" style:text-align-source="fix" style:repeat-content="false" fo:wrap-option="wrap" fo:border-left="0.028in solid #999999" fo:border-right="0.028in solid #999999" fo:border-top="0.0346in solid #666666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28in solid #999999" fo:wrap-option="wrap" fo:border-left="0.028in solid #999999" fo:border-right="0.028in solid #999999" fo:border-top="none"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346in solid #666666" fo:wrap-option="wrap" fo:border-left="none" fo:border-right="0.028in solid #999999" fo:border-top="0.028in solid #999999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0.028in solid #999999" fo:wrap-option="wrap" fo:border-left="none" fo:border-right="0.028in solid #999999" fo:border-top="none" style:vertical-align="middl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>
            <text:p>Products</text:p>
          </table:table-cell>
          <table:table-cell table:style-name="ce5" office:value-type="string">
            <text:p>Order Price</text:p>
          </table:table-cell>
          <table:table-cell table:number-columns-repeated="1022"/>
        </table:table-row>
        <table:table-row table:style-name="ro1">
          <table:table-cell table:style-name="ce2" office:value-type="string" table:number-columns-spanned="2" table:number-rows-spanned="1">
            <text:p>&lt;&lt;if [!Any()]&gt;&gt;No data</text:p>
          </table:table-cell>
          <table:covered-table-cell/>
          <table:table-cell table:number-columns-repeated="1022"/>
        </table:table-row>
        <table:table-row table:style-name="ro2">
          <table:table-cell table:style-name="ce3" office:value-type="string">
            <text:p>&lt;&lt;else&gt;&gt;&lt;&lt;foreach [in orders]&gt;&gt;&lt;&lt;[Product.ProductName] : upper&gt;&gt;</text:p>
          </table:table-cell>
          <table:table-cell table:style-name="ce6" office:value-type="string">
            <text:p>&lt;&lt;[Price] : arabicDash&gt;&gt;&lt;&lt;/foreach&gt;&gt;</text:p>
          </table:table-cell>
          <table:table-cell table:number-columns-repeated="1022"/>
        </table:table-row>
        <table:table-row table:style-name="ro2">
          <table:table-cell table:style-name="ce3" office:value-type="string">
            <text:p>Total:</text:p>
          </table:table-cell>
          <table:table-cell table:style-name="ce6" office:value-type="string">
            <text:p>$&lt;&lt;[Sum(c =&gt; c.Price)]&gt;&gt;&lt;&lt;/if&gt;&gt;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8/30/2016</text:date>, <text:time>13:1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initial-creator>Иван</meta:initial-creator>
    <meta:creation-date>2015-10-25T21:49:49Z</meta:creation-date>
    <dc:date>2016-08-30T13:17:54.25</dc:date>
    <meta:editing-duration>PT22S</meta:editing-duration>
    <meta:editing-cycles>1</meta:editing-cycles>
    <meta:document-statistic meta:table-count="1" meta:cell-count="7" meta:object-count="0"/>
  </office:meta>
</office:document-meta>
</file>